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PSON ëæäpÉSÉVÉbÉNëÃÇa" svg:font-family="'EPSON ëæäpÉSÉVÉbÉNëÃÇa'"/>
    <style:font-face style:name="EPSON ëæñæí©ëÃÇa" svg:font-family="'EPSON ëæñæí©ëÃÇa'"/>
    <style:font-face style:name="Tahoma" svg:font-family="Tahoma" style:font-family-generic="swiss"/>
    <style:font-face style:name="Hiragino Mincho Pro" svg:font-family="'Hiragino Mincho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Hiragino Mincho Pro" officeooo:rsid="00128fb1" officeooo:paragraph-rsid="00128fb1" style:font-name-asian="Hiragino Mincho Pro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Hiragino Mincho Pro" officeooo:rsid="00128fb1" officeooo:paragraph-rsid="00128fb1" style:font-name-asian="Hiragino Mincho Pro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writing-mode="tb-rl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177cm" svg:y="0.25cm" svg:width="6.336cm" draw:z-index="0"><draw:text-box fo:min-height="6.061cm"><text:p text:style-name="P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PSON ëæäpÉSÉVÉbÉNëÃÇa" svg:font-family="'EPSON ëæäpÉSÉVÉbÉNëÃÇa'"/>
    <style:font-face style:name="EPSON ëæñæí©ëÃÇa" svg:font-family="'EPSON ëæñæí©ëÃÇa'"/>
    <style:font-face style:name="Tahoma" svg:font-family="Tahoma" style:font-family-generic="swiss"/>
    <style:font-face style:name="Hiragino Mincho Pro" svg:font-family="'Hiragino Mincho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EPSON ëæñæí©ëÃÇa" style:font-size-asian="10.5pt" style:language-asian="ja" style:country-asian="JP" style:font-name-complex="Tahoma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EPSON ëæñæí©ëÃÇa" style:font-size-asian="10.5pt" style:language-asian="ja" style:country-asian="JP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EPSON ëæäpÉSÉVÉbÉNëÃÇa" style:font-family-asian="'EPSON ëæäpÉSÉVÉbÉNëÃÇa'" style:font-size-asian="14pt" style:font-name-complex="Tahoma" style:font-family-complex="Tahoma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asian="EPSON ëæñæí©ëÃÇa" style:font-family-asian="'EPSON ëæñæí©ëÃÇa'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EPSON ëæñæí©ëÃÇa" style:font-family-asian="'EPSON ëæñæí©ëÃÇa'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EPSON ëæñæí©ëÃÇa" style:font-family-asian="'EPSON ëæñæí©ëÃÇa'" style:font-size-asian="12pt" style:font-name-complex="Tahoma" style:font-family-complex="Tahoma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1:02:54.063198000</meta:creation-date>
    <dc:date>2014-09-29T15:12:51.616552548</dc:date>
    <meta:editing-duration>P0D</meta:editing-duration>
    <meta:editing-cycles>1</meta:editing-cycles>
    <meta:generator>LibreOffice/4.2.6.3$Linux_X86_64 LibreOffice_project/420$Build-3</meta:generator>
    <dc:creator>Caolán McNamara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